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gallons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38334" calcext:value-type="float">
            <text:p>138334</text:p>
          </table:table-cell>
          <table:table-cell office:value-type="float" office:value="10.061" calcext:value-type="float">
            <text:p>10.061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139560" calcext:value-type="float">
            <text:p>139560</text:p>
          </table:table-cell>
          <table:table-cell office:value-type="float" office:value="9.553" calcext:value-type="float">
            <text:p>9.5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39737" calcext:value-type="float">
            <text:p>139737</text:p>
          </table:table-cell>
          <table:table-cell office:value-type="float" office:value="8.001" calcext:value-type="float">
            <text:p>8.0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39941" calcext:value-type="float">
            <text:p>139941</text:p>
          </table:table-cell>
          <table:table-cell office:value-type="float" office:value="8.574" calcext:value-type="float">
            <text:p>8.5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140156" calcext:value-type="float">
            <text:p>140156</text:p>
          </table:table-cell>
          <table:table-cell office:value-type="float" office:value="10.004" calcext:value-type="float">
            <text:p>10.0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40405" calcext:value-type="float">
            <text:p>140405</text:p>
          </table:table-cell>
          <table:table-cell office:value-type="float" office:value="9.623" calcext:value-type="float">
            <text:p>9.6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40596" calcext:value-type="float">
            <text:p>140596</text:p>
          </table:table-cell>
          <table:table-cell office:value-type="float" office:value="8.93" calcext:value-type="float">
            <text:p>8.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40788" calcext:value-type="float">
            <text:p>140788</text:p>
          </table:table-cell>
          <table:table-cell office:value-type="float" office:value="9.602" calcext:value-type="float">
            <text:p>9.6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41012" calcext:value-type="float">
            <text:p>141012</text:p>
          </table:table-cell>
          <table:table-cell office:value-type="float" office:value="10.501" calcext:value-type="float">
            <text:p>10.5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41227" calcext:value-type="float">
            <text:p>141227</text:p>
          </table:table-cell>
          <table:table-cell office:value-type="float" office:value="8.89" calcext:value-type="float">
            <text:p>8.8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41437" calcext:value-type="float">
            <text:p>141437</text:p>
          </table:table-cell>
          <table:table-cell office:value-type="float" office:value="9.478" calcext:value-type="float">
            <text:p>9.4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41674" calcext:value-type="float">
            <text:p>141674</text:p>
          </table:table-cell>
          <table:table-cell office:value-type="float" office:value="9.478" calcext:value-type="float">
            <text:p>9.4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1898" calcext:value-type="float">
            <text:p>141898</text:p>
          </table:table-cell>
          <table:table-cell office:value-type="float" office:value="4.763" calcext:value-type="float">
            <text:p>4.7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41966" calcext:value-type="float">
            <text:p>141966</text:p>
          </table:table-cell>
          <table:table-cell office:value-type="float" office:value="8.908" calcext:value-type="float">
            <text:p>8.9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42109" calcext:value-type="float">
            <text:p>142109</text:p>
          </table:table-cell>
          <table:table-cell office:value-type="float" office:value="6.3" calcext:value-type="float">
            <text:p>6.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2309" calcext:value-type="float">
            <text:p>142309</text:p>
          </table:table-cell>
          <table:table-cell office:value-type="float" office:value="8.445" calcext:value-type="float">
            <text:p>8.4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2557" calcext:value-type="float">
            <text:p>142557</text:p>
          </table:table-cell>
          <table:table-cell office:value-type="float" office:value="2.105" calcext:value-type="float">
            <text:p>2.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2582" calcext:value-type="float">
            <text:p>142582</text:p>
          </table:table-cell>
          <table:table-cell office:value-type="float" office:value="9.807" calcext:value-type="float">
            <text:p>9.8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42817" calcext:value-type="float">
            <text:p>142817</text:p>
          </table:table-cell>
          <table:table-cell office:value-type="float" office:value="9.878" calcext:value-type="float">
            <text:p>9.8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3023" calcext:value-type="float">
            <text:p>143023</text:p>
          </table:table-cell>
          <table:table-cell office:value-type="float" office:value="9.72" calcext:value-type="float">
            <text:p>9.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3242" calcext:value-type="float">
            <text:p>143242</text:p>
          </table:table-cell>
          <table:table-cell office:value-type="float" office:value="9.07" calcext:value-type="float">
            <text:p>9.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3503" calcext:value-type="float">
            <text:p>143503</text:p>
          </table:table-cell>
          <table:table-cell office:value-type="float" office:value="10.228" calcext:value-type="float">
            <text:p>10.2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43710" calcext:value-type="float">
            <text:p>143710</text:p>
          </table:table-cell>
          <table:table-cell office:value-type="float" office:value="2.638" calcext:value-type="float">
            <text:p>2.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43724" calcext:value-type="float">
            <text:p>143724</text:p>
          </table:table-cell>
          <table:table-cell office:value-type="float" office:value="8.267" calcext:value-type="float">
            <text:p>8.2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3943" calcext:value-type="float">
            <text:p>143943</text:p>
          </table:table-cell>
          <table:table-cell office:value-type="float" office:value="9.414" calcext:value-type="float">
            <text:p>9.4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4269" calcext:value-type="float">
            <text:p>144269</text:p>
          </table:table-cell>
          <table:table-cell office:value-type="float" office:value="10.282" calcext:value-type="float">
            <text:p>10.2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4565" calcext:value-type="float">
            <text:p>144565</text:p>
          </table:table-cell>
          <table:table-cell office:value-type="float" office:value="11.16" calcext:value-type="float">
            <text:p>11.16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4767" calcext:value-type="float">
            <text:p>144767</text:p>
          </table:table-cell>
          <table:table-cell office:value-type="float" office:value="6.317" calcext:value-type="float">
            <text:p>6.3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5072" calcext:value-type="float">
            <text:p>145072</text:p>
          </table:table-cell>
          <table:table-cell office:value-type="float" office:value="11.799" calcext:value-type="float">
            <text:p>11.7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5395" calcext:value-type="float">
            <text:p>145395</text:p>
          </table:table-cell>
          <table:table-cell office:value-type="float" office:value="11.553" calcext:value-type="float">
            <text:p>11.553</text:p>
          </table:table-cell>
          <table:table-cell office:value-type="float" office:value="45.62" calcext:value-type="float">
            <text:p>45.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5752" calcext:value-type="float">
            <text:p>145752</text:p>
          </table:table-cell>
          <table:table-cell office:value-type="float" office:value="12.371" calcext:value-type="float">
            <text:p>12.37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46098" calcext:value-type="float">
            <text:p>146098</text:p>
          </table:table-cell>
          <table:table-cell office:value-type="float" office:value="11.601" calcext:value-type="float">
            <text:p>11.6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46387" calcext:value-type="float">
            <text:p>146387</text:p>
          </table:table-cell>
          <table:table-cell office:value-type="float" office:value="10.029" calcext:value-type="float">
            <text:p>10.029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6685" calcext:value-type="float">
            <text:p>146685</text:p>
          </table:table-cell>
          <table:table-cell office:value-type="float" office:value="11.267" calcext:value-type="float">
            <text:p>11.26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7036" calcext:value-type="float">
            <text:p>147036</text:p>
          </table:table-cell>
          <table:table-cell office:value-type="float" office:value="11.768" calcext:value-type="float">
            <text:p>11.7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47337" calcext:value-type="float">
            <text:p>147337</text:p>
          </table:table-cell>
          <table:table-cell office:value-type="float" office:value="11.209" calcext:value-type="float">
            <text:p>11.2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47536" calcext:value-type="float">
            <text:p>147536</text:p>
          </table:table-cell>
          <table:table-cell office:value-type="float" office:value="8.039" calcext:value-type="float">
            <text:p>8.03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47848" calcext:value-type="float">
            <text:p>147848</text:p>
          </table:table-cell>
          <table:table-cell office:value-type="float" office:value="10.902" calcext:value-type="float">
            <text:p>10.9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8101" calcext:value-type="float">
            <text:p>148101</text:p>
          </table:table-cell>
          <table:table-cell office:value-type="float" office:value="11.318" calcext:value-type="float">
            <text:p>11.3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8357" calcext:value-type="float">
            <text:p>148357</text:p>
          </table:table-cell>
          <table:table-cell office:value-type="float" office:value="11.399" calcext:value-type="float">
            <text:p>11.39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48613" calcext:value-type="float">
            <text:p>148613</text:p>
          </table:table-cell>
          <table:table-cell office:value-type="float" office:value="11.083" calcext:value-type="float">
            <text:p>11.0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8892" calcext:value-type="float">
            <text:p>148892</text:p>
          </table:table-cell>
          <table:table-cell office:value-type="float" office:value="1.336" calcext:value-type="float">
            <text:p>1.3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8911" calcext:value-type="float">
            <text:p>148911</text:p>
          </table:table-cell>
          <table:table-cell office:value-type="float" office:value="10.573" calcext:value-type="float">
            <text:p>10.5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9167" calcext:value-type="float">
            <text:p>149167</text:p>
          </table:table-cell>
          <table:table-cell office:value-type="float" office:value="2.661" calcext:value-type="float">
            <text:p>2.6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49232" calcext:value-type="float">
            <text:p>149232</text:p>
          </table:table-cell>
          <table:table-cell office:value-type="float" office:value="11.432" calcext:value-type="float">
            <text:p>11.4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9486" calcext:value-type="float">
            <text:p>149486</text:p>
          </table:table-cell>
          <table:table-cell office:value-type="float" office:value="11.553" calcext:value-type="float">
            <text:p>11.5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9760" calcext:value-type="float">
            <text:p>149760</text:p>
          </table:table-cell>
          <table:table-cell office:value-type="float" office:value="4.922" calcext:value-type="float">
            <text:p>4.922</text:p>
          </table:table-cell>
          <table:table-cell office:value-type="float" office:value="18.01" calcext:value-type="float">
            <text:p>18.0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9881" calcext:value-type="float">
            <text:p>149881</text:p>
          </table:table-cell>
          <table:table-cell office:value-type="float" office:value="11.857" calcext:value-type="float">
            <text:p>11.8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0129" calcext:value-type="float">
            <text:p>150129</text:p>
          </table:table-cell>
          <table:table-cell office:value-type="float" office:value="11.929" calcext:value-type="float">
            <text:p>11.9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0386" calcext:value-type="float">
            <text:p>150386</text:p>
          </table:table-cell>
          <table:table-cell office:value-type="float" office:value="10.237" calcext:value-type="float">
            <text:p>10.237</text:p>
          </table:table-cell>
          <table:table-cell office:value-type="float" office:value="33.16" calcext:value-type="float">
            <text:p>33.1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597" calcext:value-type="float">
            <text:p>150597</text:p>
          </table:table-cell>
          <table:table-cell office:value-type="float" office:value="10.997" calcext:value-type="float">
            <text:p>10.9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0815" calcext:value-type="float">
            <text:p>150815</text:p>
          </table:table-cell>
          <table:table-cell office:value-type="float" office:value="11.084" calcext:value-type="float">
            <text:p>11.08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51056" calcext:value-type="float">
            <text:p>151056</text:p>
          </table:table-cell>
          <table:table-cell office:value-type="float" office:value="7.251" calcext:value-type="float">
            <text:p>7.2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1240" calcext:value-type="float">
            <text:p>151240</text:p>
          </table:table-cell>
          <table:table-cell office:value-type="float" office:value="10.772" calcext:value-type="float">
            <text:p>10.7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1510" calcext:value-type="float">
            <text:p>151510</text:p>
          </table:table-cell>
          <table:table-cell office:value-type="float" office:value="11.572" calcext:value-type="float">
            <text:p>11.5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51769" calcext:value-type="float">
            <text:p>151769</text:p>
          </table:table-cell>
          <table:table-cell office:value-type="float" office:value="11.504" calcext:value-type="float">
            <text:p>11.5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1975" calcext:value-type="float">
            <text:p>151975</text:p>
          </table:table-cell>
          <table:table-cell office:value-type="float" office:value="8.596" calcext:value-type="float">
            <text:p>8.59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52294" calcext:value-type="float">
            <text:p>152294</text:p>
          </table:table-cell>
          <table:table-cell office:value-type="float" office:value="11.085" calcext:value-type="float">
            <text:p>11.08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2363" calcext:value-type="float">
            <text:p>152363</text:p>
          </table:table-cell>
          <table:table-cell office:value-type="float" office:value="2.475" calcext:value-type="float">
            <text:p>2.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52619" calcext:value-type="float">
            <text:p>152619</text:p>
          </table:table-cell>
          <table:table-cell office:value-type="float" office:value="11.025" calcext:value-type="float">
            <text:p>11.025</text:p>
          </table:table-cell>
          <table:table-cell office:value-type="float" office:value="43.76" calcext:value-type="float">
            <text:p>43.7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52888" calcext:value-type="float">
            <text:p>152888</text:p>
          </table:table-cell>
          <table:table-cell office:value-type="float" office:value="11.893" calcext:value-type="float">
            <text:p>11.893</text:p>
          </table:table-cell>
          <table:table-cell office:value-type="float" office:value="47.02" calcext:value-type="float">
            <text:p>47.0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53059" calcext:value-type="float">
            <text:p>153059</text:p>
          </table:table-cell>
          <table:table-cell office:value-type="float" office:value="6.99" calcext:value-type="float">
            <text:p>6.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3250" calcext:value-type="float">
            <text:p>153250</text:p>
          </table:table-cell>
          <table:table-cell office:value-type="float" office:value="6.734" calcext:value-type="float">
            <text:p>6.7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3517" calcext:value-type="float">
            <text:p>153517</text:p>
          </table:table-cell>
          <table:table-cell office:value-type="float" office:value="11.831" calcext:value-type="float">
            <text:p>11.8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53780" calcext:value-type="float">
            <text:p>153780</text:p>
          </table:table-cell>
          <table:table-cell office:value-type="float" office:value="10.442" calcext:value-type="float">
            <text:p>10.4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3900" calcext:value-type="float">
            <text:p>153900</text:p>
          </table:table-cell>
          <table:table-cell office:value-type="float" office:value="9.565" calcext:value-type="float">
            <text:p>9.5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54285" calcext:value-type="float">
            <text:p>154285</text:p>
          </table:table-cell>
          <table:table-cell office:value-type="float" office:value="10.69" calcext:value-type="float">
            <text:p>10.69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4488" calcext:value-type="float">
            <text:p>154488</text:p>
          </table:table-cell>
          <table:table-cell office:value-type="float" office:value="8.819" calcext:value-type="float">
            <text:p>8.8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4712" calcext:value-type="float">
            <text:p>154712</text:p>
          </table:table-cell>
          <table:table-cell office:value-type="float" office:value="8.549" calcext:value-type="float">
            <text:p>8.5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4932" calcext:value-type="float">
            <text:p>154932</text:p>
          </table:table-cell>
          <table:table-cell office:value-type="float" office:value="8.984" calcext:value-type="float">
            <text:p>8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5485" calcext:value-type="float">
            <text:p>155485</text:p>
          </table:table-cell>
          <table:table-cell office:value-type="float" office:value="10.782" calcext:value-type="float">
            <text:p>10.782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5761" calcext:value-type="float">
            <text:p>155761</text:p>
          </table:table-cell>
          <table:table-cell office:value-type="float" office:value="11.36" calcext:value-type="float">
            <text:p>11.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6030" calcext:value-type="float">
            <text:p>156030</text:p>
          </table:table-cell>
          <table:table-cell office:value-type="float" office:value="11.067" calcext:value-type="float">
            <text:p>11.0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6141" calcext:value-type="float">
            <text:p>156141</text:p>
          </table:table-cell>
          <table:table-cell office:value-type="float" office:value="5.1" calcext:value-type="float">
            <text:p>5.1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56383" calcext:value-type="float">
            <text:p>156383</text:p>
          </table:table-cell>
          <table:table-cell office:value-type="float" office:value="11.063" calcext:value-type="float">
            <text:p>11.0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6585" calcext:value-type="float">
            <text:p>156585</text:p>
          </table:table-cell>
          <table:table-cell office:value-type="float" office:value="10.007" calcext:value-type="float">
            <text:p>10.007</text:p>
          </table:table-cell>
          <table:table-cell office:value-type="float" office:value="25.01" calcext:value-type="float">
            <text:p>25.0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6848" calcext:value-type="float">
            <text:p>156848</text:p>
          </table:table-cell>
          <table:table-cell office:value-type="float" office:value="10.627" calcext:value-type="float">
            <text:p>10.6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7140" calcext:value-type="float">
            <text:p>157140</text:p>
          </table:table-cell>
          <table:table-cell office:value-type="float" office:value="11.162" calcext:value-type="float">
            <text:p>11.1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7348" calcext:value-type="float">
            <text:p>157348</text:p>
          </table:table-cell>
          <table:table-cell office:value-type="float" office:value="10.57" calcext:value-type="float">
            <text:p>10.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7623" calcext:value-type="float">
            <text:p>157623</text:p>
          </table:table-cell>
          <table:table-cell office:value-type="float" office:value="11.623" calcext:value-type="float">
            <text:p>11.6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7896" calcext:value-type="float">
            <text:p>157896</text:p>
          </table:table-cell>
          <table:table-cell office:value-type="float" office:value="11.727" calcext:value-type="float">
            <text:p>11.7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58170" calcext:value-type="float">
            <text:p>158170</text:p>
          </table:table-cell>
          <table:table-cell office:value-type="float" office:value="11.845" calcext:value-type="float">
            <text:p>11.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58315" calcext:value-type="float">
            <text:p>158315</text:p>
          </table:table-cell>
          <table:table-cell office:value-type="float" office:value="6.011" calcext:value-type="float">
            <text:p>6.011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58623" calcext:value-type="float">
            <text:p>158623</text:p>
          </table:table-cell>
          <table:table-cell office:value-type="float" office:value="11.788" calcext:value-type="float">
            <text:p>11.7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8876" calcext:value-type="float">
            <text:p>158876</text:p>
          </table:table-cell>
          <table:table-cell office:value-type="float" office:value="10.548" calcext:value-type="float">
            <text:p>10.5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9378" calcext:value-type="float">
            <text:p>159378</text:p>
          </table:table-cell>
          <table:table-cell office:value-type="float" office:value="8.683" calcext:value-type="float">
            <text:p>8.6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9663" calcext:value-type="float">
            <text:p>159663</text:p>
          </table:table-cell>
          <table:table-cell office:value-type="float" office:value="10.35" calcext:value-type="float">
            <text:p>10.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9898" calcext:value-type="float">
            <text:p>159898</text:p>
          </table:table-cell>
          <table:table-cell office:value-type="float" office:value="9.618" calcext:value-type="float">
            <text:p>9.6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0148" calcext:value-type="float">
            <text:p>160148</text:p>
          </table:table-cell>
          <table:table-cell office:value-type="float" office:value="9.971" calcext:value-type="float">
            <text:p>9.9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60412" calcext:value-type="float">
            <text:p>160412</text:p>
          </table:table-cell>
          <table:table-cell office:value-type="float" office:value="10.072" calcext:value-type="float">
            <text:p>10.0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60665" calcext:value-type="float">
            <text:p>160665</text:p>
          </table:table-cell>
          <table:table-cell office:value-type="float" office:value="9579" calcext:value-type="float">
            <text:p>95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0892" calcext:value-type="float">
            <text:p>160892</text:p>
          </table:table-cell>
          <table:table-cell office:value-type="float" office:value="8.398" calcext:value-type="float">
            <text:p>8.398</text:p>
          </table:table-cell>
          <table:table-cell office:value-type="float" office:value="24.01" calcext:value-type="float">
            <text:p>24.0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1173" calcext:value-type="float">
            <text:p>161173</text:p>
          </table:table-cell>
          <table:table-cell office:value-type="float" office:value="10.242" calcext:value-type="float">
            <text:p>10.2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1677" calcext:value-type="float">
            <text:p>161677</text:p>
          </table:table-cell>
          <table:table-cell office:value-type="float" office:value="9.656" calcext:value-type="float">
            <text:p>9.6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1937" calcext:value-type="float">
            <text:p>161937</text:p>
          </table:table-cell>
          <table:table-cell office:value-type="float" office:value="1.67" calcext:value-type="float">
            <text:p>1.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2238" calcext:value-type="float">
            <text:p>162238</text:p>
          </table:table-cell>
          <table:table-cell office:value-type="float" office:value="11.526" calcext:value-type="float">
            <text:p>11.526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2426" calcext:value-type="float">
            <text:p>162426</text:p>
          </table:table-cell>
          <table:table-cell office:value-type="float" office:value="8.178" calcext:value-type="float">
            <text:p>8.1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62611" calcext:value-type="float">
            <text:p>162611</text:p>
          </table:table-cell>
          <table:table-cell office:value-type="float" office:value="7.823" calcext:value-type="float">
            <text:p>7.8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62848" calcext:value-type="float">
            <text:p>162848</text:p>
          </table:table-cell>
          <table:table-cell office:value-type="float" office:value="10.452" calcext:value-type="float">
            <text:p>10.4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3141" calcext:value-type="float">
            <text:p>163141</text:p>
          </table:table-cell>
          <table:table-cell office:value-type="float" office:value="11.261" calcext:value-type="float">
            <text:p>11.2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63314" calcext:value-type="float">
            <text:p>163314</text:p>
          </table:table-cell>
          <table:table-cell office:value-type="float" office:value="8.038" calcext:value-type="float">
            <text:p>8.0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63486" calcext:value-type="float">
            <text:p>163486</text:p>
          </table:table-cell>
          <table:table-cell office:value-type="float" office:value="8.963" calcext:value-type="float">
            <text:p>8.9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3766" calcext:value-type="float">
            <text:p>163766</text:p>
          </table:table-cell>
          <table:table-cell office:value-type="float" office:value="10.707" calcext:value-type="float">
            <text:p>10.707</text:p>
          </table:table-cell>
          <table:table-cell office:value-type="float" office:value="29.01" calcext:value-type="float">
            <text:p>29.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4100" calcext:value-type="float">
            <text:p>164100</text:p>
          </table:table-cell>
          <table:table-cell office:value-type="float" office:value="11.808" calcext:value-type="float">
            <text:p>11.8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64403" calcext:value-type="float">
            <text:p>164403</text:p>
          </table:table-cell>
          <table:table-cell office:value-type="float" office:value="10.932" calcext:value-type="float">
            <text:p>10.9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4711" calcext:value-type="float">
            <text:p>164711</text:p>
          </table:table-cell>
          <table:table-cell office:value-type="float" office:value="10.244" calcext:value-type="float">
            <text:p>10.2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4998" calcext:value-type="float">
            <text:p>164998</text:p>
          </table:table-cell>
          <table:table-cell office:value-type="float" office:value="10.636" calcext:value-type="float">
            <text:p>10.6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5325" calcext:value-type="float">
            <text:p>165325</text:p>
          </table:table-cell>
          <table:table-cell office:value-type="float" office:value="11.08" calcext:value-type="float">
            <text:p>11.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65647" calcext:value-type="float">
            <text:p>165647</text:p>
          </table:table-cell>
          <table:table-cell office:value-type="float" office:value="11.836" calcext:value-type="float">
            <text:p>11.836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65926" calcext:value-type="float">
            <text:p>165926</text:p>
          </table:table-cell>
          <table:table-cell office:value-type="float" office:value="9.834" calcext:value-type="float">
            <text:p>9.8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66195" calcext:value-type="float">
            <text:p>166195</text:p>
          </table:table-cell>
          <table:table-cell office:value-type="float" office:value="9.061" calcext:value-type="float">
            <text:p>9.0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6484" calcext:value-type="float">
            <text:p>166484</text:p>
          </table:table-cell>
          <table:table-cell office:value-type="float" office:value="10.606" calcext:value-type="float">
            <text:p>10.6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6776" calcext:value-type="float">
            <text:p>166776</text:p>
          </table:table-cell>
          <table:table-cell office:value-type="float" office:value="11.036" calcext:value-type="float">
            <text:p>11.0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7086" calcext:value-type="float">
            <text:p>167086</text:p>
          </table:table-cell>
          <table:table-cell office:value-type="float" office:value="11.308" calcext:value-type="float">
            <text:p>11.3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7388" calcext:value-type="float">
            <text:p>167388</text:p>
          </table:table-cell>
          <table:table-cell office:value-type="float" office:value="10.851" calcext:value-type="float">
            <text:p>10.8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7676" calcext:value-type="float">
            <text:p>167676</text:p>
          </table:table-cell>
          <table:table-cell office:value-type="float" office:value="10.531" calcext:value-type="float">
            <text:p>10.5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7958" calcext:value-type="float">
            <text:p>167958</text:p>
          </table:table-cell>
          <table:table-cell office:value-type="float" office:value="10.041" calcext:value-type="float">
            <text:p>10.0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68278" calcext:value-type="float">
            <text:p>168278</text:p>
          </table:table-cell>
          <table:table-cell office:value-type="float" office:value="10.943" calcext:value-type="float">
            <text:p>10.9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68572" calcext:value-type="float">
            <text:p>168572</text:p>
          </table:table-cell>
          <table:table-cell office:value-type="float" office:value="10.362" calcext:value-type="float">
            <text:p>10.3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8890" calcext:value-type="float">
            <text:p>168890</text:p>
          </table:table-cell>
          <table:table-cell office:value-type="float" office:value="12.248" calcext:value-type="float">
            <text:p>12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9188" calcext:value-type="float">
            <text:p>169188</text:p>
          </table:table-cell>
          <table:table-cell office:value-type="float" office:value="11.033" calcext:value-type="float">
            <text:p>11.033</text:p>
          </table:table-cell>
          <table:table-cell office:value-type="float" office:value="29.01" calcext:value-type="float">
            <text:p>29.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9471" calcext:value-type="float">
            <text:p>169471</text:p>
          </table:table-cell>
          <table:table-cell office:value-type="float" office:value="10.469" calcext:value-type="float">
            <text:p>10.4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9760" calcext:value-type="float">
            <text:p>169760</text:p>
          </table:table-cell>
          <table:table-cell office:value-type="float" office:value="10.94" calcext:value-type="float">
            <text:p>10.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0068" calcext:value-type="float">
            <text:p>170068</text:p>
          </table:table-cell>
          <table:table-cell office:value-type="float" office:value="11.472" calcext:value-type="float">
            <text:p>11.4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0341" calcext:value-type="float">
            <text:p>170341</text:p>
          </table:table-cell>
          <table:table-cell office:value-type="float" office:value="10.958" calcext:value-type="float">
            <text:p>10.9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0612" calcext:value-type="float">
            <text:p>170612</text:p>
          </table:table-cell>
          <table:table-cell office:value-type="float" office:value="10.362" calcext:value-type="float">
            <text:p>10.3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0925" calcext:value-type="float">
            <text:p>170925</text:p>
          </table:table-cell>
          <table:table-cell office:value-type="float" office:value="11.682" calcext:value-type="float">
            <text:p>11.6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1216" calcext:value-type="float">
            <text:p>171216</text:p>
          </table:table-cell>
          <table:table-cell office:value-type="float" office:value="11.319" calcext:value-type="float">
            <text:p>11.3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1475" calcext:value-type="float">
            <text:p>171475</text:p>
          </table:table-cell>
          <table:table-cell office:value-type="float" office:value="9.634" calcext:value-type="float">
            <text:p>9.6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1615" calcext:value-type="float">
            <text:p>171615</text:p>
          </table:table-cell>
          <table:table-cell office:value-type="float" office:value="5.666" calcext:value-type="float">
            <text:p>5.666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71884" calcext:value-type="float">
            <text:p>171884</text:p>
          </table:table-cell>
          <table:table-cell office:value-type="float" office:value="10.174" calcext:value-type="float">
            <text:p>10.1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72159" calcext:value-type="float">
            <text:p>172159</text:p>
          </table:table-cell>
          <table:table-cell office:value-type="float" office:value="11.274" calcext:value-type="float">
            <text:p>11.274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2463" calcext:value-type="float">
            <text:p>172463</text:p>
          </table:table-cell>
          <table:table-cell office:value-type="float" office:value="12.263" calcext:value-type="float">
            <text:p>12.2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2785" calcext:value-type="float">
            <text:p>172785</text:p>
          </table:table-cell>
          <table:table-cell office:value-type="float" office:value="11.115" calcext:value-type="float">
            <text:p>11.1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3048" calcext:value-type="float">
            <text:p>173048</text:p>
          </table:table-cell>
          <table:table-cell office:value-type="float" office:value="9.543" calcext:value-type="float">
            <text:p>9.5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3307" calcext:value-type="float">
            <text:p>173307</text:p>
          </table:table-cell>
          <table:table-cell office:value-type="float" office:value="10.224" calcext:value-type="float">
            <text:p>10.2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3598" calcext:value-type="float">
            <text:p>173598</text:p>
          </table:table-cell>
          <table:table-cell office:value-type="float" office:value="11.114" calcext:value-type="float">
            <text:p>11.1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3911" calcext:value-type="float">
            <text:p>173911</text:p>
          </table:table-cell>
          <table:table-cell office:value-type="float" office:value="12.113" calcext:value-type="float">
            <text:p>12.1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4241" calcext:value-type="float">
            <text:p>174241</text:p>
          </table:table-cell>
          <table:table-cell office:value-type="float" office:value="12.785" calcext:value-type="float">
            <text:p>12.7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74568" calcext:value-type="float">
            <text:p>174568</text:p>
          </table:table-cell>
          <table:table-cell office:value-type="float" office:value="12.364" calcext:value-type="float">
            <text:p>12.3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74875" calcext:value-type="float">
            <text:p>174875</text:p>
          </table:table-cell>
          <table:table-cell office:value-type="float" office:value="12.217" calcext:value-type="float">
            <text:p>12.2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5198" calcext:value-type="float">
            <text:p>175198</text:p>
          </table:table-cell>
          <table:table-cell office:value-type="float" office:value="12.899" calcext:value-type="float">
            <text:p>12.899</text:p>
          </table:table-cell>
          <table:table-cell office:value-type="float" office:value="35.59" calcext:value-type="float">
            <text:p>35.5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5510" calcext:value-type="float">
            <text:p>175510</text:p>
          </table:table-cell>
          <table:table-cell office:value-type="float" office:value="11.412" calcext:value-type="float">
            <text:p>11.4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5833" calcext:value-type="float">
            <text:p>175833</text:p>
          </table:table-cell>
          <table:table-cell office:value-type="float" office:value="12.459" calcext:value-type="float">
            <text:p>12.4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6066" calcext:value-type="float">
            <text:p>176066</text:p>
          </table:table-cell>
          <table:table-cell office:value-type="float" office:value="8.849" calcext:value-type="float">
            <text:p>8.8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6344" calcext:value-type="float">
            <text:p>176344</text:p>
          </table:table-cell>
          <table:table-cell office:value-type="float" office:value="10.804" calcext:value-type="float">
            <text:p>10.8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76665" calcext:value-type="float">
            <text:p>176665</text:p>
          </table:table-cell>
          <table:table-cell office:value-type="float" office:value="12.6" calcext:value-type="float">
            <text:p>12.6</text:p>
          </table:table-cell>
          <table:table-cell office:value-type="float" office:value="34.01" calcext:value-type="float">
            <text:p>34.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6983" calcext:value-type="float">
            <text:p>176983</text:p>
          </table:table-cell>
          <table:table-cell office:value-type="float" office:value="12.211" calcext:value-type="float">
            <text:p>12.2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77251" calcext:value-type="float">
            <text:p>177251</text:p>
          </table:table-cell>
          <table:table-cell office:value-type="float" office:value="10.72" calcext:value-type="float">
            <text:p>10.72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7558" calcext:value-type="float">
            <text:p>177558</text:p>
          </table:table-cell>
          <table:table-cell office:value-type="float" office:value="12.053" calcext:value-type="float">
            <text:p>12.053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7833" calcext:value-type="float">
            <text:p>177833</text:p>
          </table:table-cell>
          <table:table-cell office:value-type="float" office:value="10.532" calcext:value-type="float">
            <text:p>10.5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8134" calcext:value-type="float">
            <text:p>178134</text:p>
          </table:table-cell>
          <table:table-cell office:value-type="float" office:value="11.857" calcext:value-type="float">
            <text:p>11.8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8408" calcext:value-type="float">
            <text:p>178408</text:p>
          </table:table-cell>
          <table:table-cell office:value-type="float" office:value="10.493" calcext:value-type="float">
            <text:p>10.4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8711" calcext:value-type="float">
            <text:p>178711</text:p>
          </table:table-cell>
          <table:table-cell office:value-type="float" office:value="12.287" calcext:value-type="float">
            <text:p>12.287</text:p>
          </table:table-cell>
          <table:table-cell office:value-type="float" office:value="35.01" calcext:value-type="float">
            <text:p>35.0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9013" calcext:value-type="float">
            <text:p>179013</text:p>
          </table:table-cell>
          <table:table-cell office:value-type="float" office:value="11.907" calcext:value-type="float">
            <text:p>11.907</text:p>
          </table:table-cell>
          <table:table-cell office:value-type="float" office:value="30.95" calcext:value-type="float">
            <text:p>30.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9300" calcext:value-type="float">
            <text:p>179300</text:p>
          </table:table-cell>
          <table:table-cell office:value-type="float" office:value="11.228" calcext:value-type="float">
            <text:p>11.2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9569" calcext:value-type="float">
            <text:p>179569</text:p>
          </table:table-cell>
          <table:table-cell office:value-type="float" office:value="10.718" calcext:value-type="float">
            <text:p>10.7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9854" calcext:value-type="float">
            <text:p>179854</text:p>
          </table:table-cell>
          <table:table-cell office:value-type="float" office:value="12.504" calcext:value-type="float">
            <text:p>12.5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0181" calcext:value-type="float">
            <text:p>180181</text:p>
          </table:table-cell>
          <table:table-cell office:value-type="float" office:value="12.668" calcext:value-type="float">
            <text:p>12.668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0505" calcext:value-type="float">
            <text:p>180505</text:p>
          </table:table-cell>
          <table:table-cell office:value-type="float" office:value="12.549" calcext:value-type="float">
            <text:p>12.5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0834" calcext:value-type="float">
            <text:p>180834</text:p>
          </table:table-cell>
          <table:table-cell office:value-type="float" office:value="12.864" calcext:value-type="float">
            <text:p>12.864</text:p>
          </table:table-cell>
          <table:table-cell office:value-type="float" office:value="37.42" calcext:value-type="float">
            <text:p>37.4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81149" calcext:value-type="float">
            <text:p>181149</text:p>
          </table:table-cell>
          <table:table-cell office:value-type="float" office:value="11.443" calcext:value-type="float">
            <text:p>11.4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1468" calcext:value-type="float">
            <text:p>181468</text:p>
          </table:table-cell>
          <table:table-cell office:value-type="float" office:value="12.086" calcext:value-type="float">
            <text:p>12.086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81779" calcext:value-type="float">
            <text:p>181779</text:p>
          </table:table-cell>
          <table:table-cell office:value-type="float" office:value="11.598" calcext:value-type="float">
            <text:p>11.5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2092" calcext:value-type="float">
            <text:p>182092</text:p>
          </table:table-cell>
          <table:table-cell office:value-type="float" office:value="12.419" calcext:value-type="float">
            <text:p>12.4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2394" calcext:value-type="float">
            <text:p>182394</text:p>
          </table:table-cell>
          <table:table-cell office:value-type="float" office:value="12.003" calcext:value-type="float">
            <text:p>12.0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2714" calcext:value-type="float">
            <text:p>182714</text:p>
          </table:table-cell>
          <table:table-cell office:value-type="float" office:value="12.728" calcext:value-type="float">
            <text:p>12.7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3024" calcext:value-type="float">
            <text:p>183024</text:p>
          </table:table-cell>
          <table:table-cell office:value-type="float" office:value="11.778" calcext:value-type="float">
            <text:p>11.778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3343" calcext:value-type="float">
            <text:p>183343</text:p>
          </table:table-cell>
          <table:table-cell office:value-type="float" office:value="12.19" calcext:value-type="float">
            <text:p>12.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3626" calcext:value-type="float">
            <text:p>183626</text:p>
          </table:table-cell>
          <table:table-cell office:value-type="float" office:value="10.795" calcext:value-type="float">
            <text:p>10.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83929" calcext:value-type="float">
            <text:p>183929</text:p>
          </table:table-cell>
          <table:table-cell office:value-type="float" office:value="11.52" calcext:value-type="float">
            <text:p>11.52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84221" calcext:value-type="float">
            <text:p>184221</text:p>
          </table:table-cell>
          <table:table-cell office:value-type="float" office:value="11.948" calcext:value-type="float">
            <text:p>11.948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4520" calcext:value-type="float">
            <text:p>184520</text:p>
          </table:table-cell>
          <table:table-cell office:value-type="float" office:value="11.27" calcext:value-type="float">
            <text:p>11.27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4827" calcext:value-type="float">
            <text:p>184827</text:p>
          </table:table-cell>
          <table:table-cell office:value-type="float" office:value="12.261" calcext:value-type="float">
            <text:p>12.2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5153" calcext:value-type="float">
            <text:p>185153</text:p>
          </table:table-cell>
          <table:table-cell office:value-type="float" office:value="12.903" calcext:value-type="float">
            <text:p>12.903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5455" calcext:value-type="float">
            <text:p>185455</text:p>
          </table:table-cell>
          <table:table-cell office:value-type="float" office:value="12.038" calcext:value-type="float">
            <text:p>12.038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5766" calcext:value-type="float">
            <text:p>185766</text:p>
          </table:table-cell>
          <table:table-cell office:value-type="float" office:value="12.87" calcext:value-type="float">
            <text:p>12.87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6092" calcext:value-type="float">
            <text:p>186092</text:p>
          </table:table-cell>
          <table:table-cell office:value-type="float" office:value="12.01" calcext:value-type="float">
            <text:p>12.01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86412" calcext:value-type="float">
            <text:p>186412</text:p>
          </table:table-cell>
          <table:table-cell office:value-type="float" office:value="11.433" calcext:value-type="float">
            <text:p>11.433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6732" calcext:value-type="float">
            <text:p>186732</text:p>
          </table:table-cell>
          <table:table-cell office:value-type="float" office:value="12.162" calcext:value-type="float">
            <text:p>12.162</text:p>
          </table:table-cell>
          <table:table-cell office:value-type="float" office:value="34.41" calcext:value-type="float">
            <text:p>34.4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87064" calcext:value-type="float">
            <text:p>187064</text:p>
          </table:table-cell>
          <table:table-cell office:value-type="float" office:value="12.549" calcext:value-type="float">
            <text:p>12.549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7377" calcext:value-type="float">
            <text:p>187377</text:p>
          </table:table-cell>
          <table:table-cell office:value-type="float" office:value="11.67" calcext:value-type="float">
            <text:p>11.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7698" calcext:value-type="float">
            <text:p>187698</text:p>
          </table:table-cell>
          <table:table-cell office:value-type="float" office:value="12.747" calcext:value-type="float">
            <text:p>12.747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8035" calcext:value-type="float">
            <text:p>188035</text:p>
          </table:table-cell>
          <table:table-cell office:value-type="float" office:value="12.344" calcext:value-type="float">
            <text:p>12.344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8362" calcext:value-type="float">
            <text:p>188362</text:p>
          </table:table-cell>
          <table:table-cell office:value-type="float" office:value="12.583" calcext:value-type="float">
            <text:p>12.583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8697" calcext:value-type="float">
            <text:p>188697</text:p>
          </table:table-cell>
          <table:table-cell office:value-type="float" office:value="12.583" calcext:value-type="float">
            <text:p>12.583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9025" calcext:value-type="float">
            <text:p>189025</text:p>
          </table:table-cell>
          <table:table-cell office:value-type="float" office:value="12.19" calcext:value-type="float">
            <text:p>12.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89346" calcext:value-type="float">
            <text:p>189346</text:p>
          </table:table-cell>
          <table:table-cell office:value-type="float" office:value="12.24" calcext:value-type="float">
            <text:p>12.24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9673" calcext:value-type="float">
            <text:p>189673</text:p>
          </table:table-cell>
          <table:table-cell office:value-type="float" office:value="11.592" calcext:value-type="float">
            <text:p>11.59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9978" calcext:value-type="float">
            <text:p>189978</text:p>
          </table:table-cell>
          <table:table-cell office:value-type="float" office:value="11.461" calcext:value-type="float">
            <text:p>11.461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0299" calcext:value-type="float">
            <text:p>190299</text:p>
          </table:table-cell>
          <table:table-cell office:value-type="float" office:value="12.485" calcext:value-type="float">
            <text:p>12.4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0602" calcext:value-type="float">
            <text:p>190602</text:p>
          </table:table-cell>
          <table:table-cell office:value-type="float" office:value="11.961" calcext:value-type="float">
            <text:p>11.961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0939" calcext:value-type="float">
            <text:p>190939</text:p>
          </table:table-cell>
          <table:table-cell office:value-type="float" office:value="12.193" calcext:value-type="float">
            <text:p>12.193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1255" calcext:value-type="float">
            <text:p>191255</text:p>
          </table:table-cell>
          <table:table-cell office:value-type="float" office:value="12.188" calcext:value-type="float">
            <text:p>12.188</text:p>
          </table:table-cell>
          <table:table-cell office:value-type="float" office:value="36.55" calcext:value-type="float">
            <text:p>36.5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1584" calcext:value-type="float">
            <text:p>191584</text:p>
          </table:table-cell>
          <table:table-cell office:value-type="float" office:value="11.396" calcext:value-type="float">
            <text:p>11.3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91905" calcext:value-type="float">
            <text:p>191905</text:p>
          </table:table-cell>
          <table:table-cell office:value-type="float" office:value="12.624" calcext:value-type="float">
            <text:p>12.6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92237" calcext:value-type="float">
            <text:p>192237</text:p>
          </table:table-cell>
          <table:table-cell office:value-type="float" office:value="11.787" calcext:value-type="float">
            <text:p>11.7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92500" calcext:value-type="float">
            <text:p>192500</text:p>
          </table:table-cell>
          <table:table-cell office:value-type="float" office:value="10.583" calcext:value-type="float">
            <text:p>10.583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2818" calcext:value-type="float">
            <text:p>192818</text:p>
          </table:table-cell>
          <table:table-cell office:value-type="float" office:value="11.613" calcext:value-type="float">
            <text:p>11.613</text:p>
          </table:table-cell>
          <table:table-cell office:value-type="float" office:value="37.03" calcext:value-type="float">
            <text:p>37.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3142" calcext:value-type="float">
            <text:p>193142</text:p>
          </table:table-cell>
          <table:table-cell office:value-type="float" office:value="11.443" calcext:value-type="float">
            <text:p>11.4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3448" calcext:value-type="float">
            <text:p>193448</text:p>
          </table:table-cell>
          <table:table-cell office:value-type="float" office:value="11.481" calcext:value-type="float">
            <text:p>11.481</text:p>
          </table:table-cell>
          <table:table-cell office:value-type="float" office:value="35.01" calcext:value-type="float">
            <text:p>35.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3777" calcext:value-type="float">
            <text:p>193777</text:p>
          </table:table-cell>
          <table:table-cell office:value-type="float" office:value="11.479" calcext:value-type="float">
            <text:p>11.4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4092" calcext:value-type="float">
            <text:p>194092</text:p>
          </table:table-cell>
          <table:table-cell office:value-type="float" office:value="11.78" calcext:value-type="float">
            <text:p>11.78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94408" calcext:value-type="float">
            <text:p>194408</text:p>
          </table:table-cell>
          <table:table-cell office:value-type="float" office:value="11.272" calcext:value-type="float">
            <text:p>11.2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4722" calcext:value-type="float">
            <text:p>194722</text:p>
          </table:table-cell>
          <table:table-cell office:value-type="float" office:value="11.9" calcext:value-type="float">
            <text:p>11.9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95431" calcext:value-type="float">
            <text:p>195431</text:p>
          </table:table-cell>
          <table:table-cell office:value-type="float" office:value="6.9" calcext:value-type="float">
            <text:p>6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95731" calcext:value-type="float">
            <text:p>195731</text:p>
          </table:table-cell>
          <table:table-cell office:value-type="float" office:value="10.851" calcext:value-type="float">
            <text:p>10.8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6075" calcext:value-type="float">
            <text:p>196075</text:p>
          </table:table-cell>
          <table:table-cell office:value-type="float" office:value="12.035" calcext:value-type="float">
            <text:p>12.035</text:p>
          </table:table-cell>
          <table:table-cell office:value-type="float" office:value="35.01" calcext:value-type="float">
            <text:p>35.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6385" calcext:value-type="float">
            <text:p>196385</text:p>
          </table:table-cell>
          <table:table-cell office:value-type="float" office:value="10.72" calcext:value-type="float">
            <text:p>10.72</text:p>
          </table:table-cell>
          <table:table-cell office:value-type="float" office:value="33.01" calcext:value-type="float">
            <text:p>33.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6710" calcext:value-type="float">
            <text:p>196710</text:p>
          </table:table-cell>
          <table:table-cell office:value-type="float" office:value="12.38" calcext:value-type="float">
            <text:p>12.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7020" calcext:value-type="float">
            <text:p>197020</text:p>
          </table:table-cell>
          <table:table-cell office:value-type="float" office:value="10.962" calcext:value-type="float">
            <text:p>10.9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7336" calcext:value-type="float">
            <text:p>197336</text:p>
          </table:table-cell>
          <table:table-cell office:value-type="float" office:value="11.215" calcext:value-type="float">
            <text:p>11.2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97636" calcext:value-type="float">
            <text:p>197636</text:p>
          </table:table-cell>
          <table:table-cell office:value-type="float" office:value="10.492" calcext:value-type="float">
            <text:p>10.49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7955" calcext:value-type="float">
            <text:p>197955</text:p>
          </table:table-cell>
          <table:table-cell office:value-type="float" office:value="11.688" calcext:value-type="float">
            <text:p>11.6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98285" calcext:value-type="float">
            <text:p>198285</text:p>
          </table:table-cell>
          <table:table-cell office:value-type="float" office:value="12.125" calcext:value-type="float">
            <text:p>12.1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98600" calcext:value-type="float">
            <text:p>198600</text:p>
          </table:table-cell>
          <table:table-cell office:value-type="float" office:value="11.446" calcext:value-type="float">
            <text:p>11.446</text:p>
          </table:table-cell>
          <table:table-cell office:value-type="float" office:value="35.01" calcext:value-type="float">
            <text:p>35.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8925" calcext:value-type="float">
            <text:p>198925</text:p>
          </table:table-cell>
          <table:table-cell office:value-type="float" office:value="12.224" calcext:value-type="float">
            <text:p>12.2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9243" calcext:value-type="float">
            <text:p>199243</text:p>
          </table:table-cell>
          <table:table-cell office:value-type="float" office:value="12.062" calcext:value-type="float">
            <text:p>12.062</text:p>
          </table:table-cell>
          <table:table-cell office:value-type="float" office:value="27.02" calcext:value-type="float">
            <text:p>27.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9562" calcext:value-type="float">
            <text:p>199562</text:p>
          </table:table-cell>
          <table:table-cell office:value-type="float" office:value="11.75" calcext:value-type="float">
            <text:p>11.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9901" calcext:value-type="float">
            <text:p>199901</text:p>
          </table:table-cell>
          <table:table-cell office:value-type="float" office:value="11.808" calcext:value-type="float">
            <text:p>11.8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0236" calcext:value-type="float">
            <text:p>200236</text:p>
          </table:table-cell>
          <table:table-cell office:value-type="float" office:value="12.502" calcext:value-type="float">
            <text:p>12.5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0581" calcext:value-type="float">
            <text:p>200581</text:p>
          </table:table-cell>
          <table:table-cell office:value-type="float" office:value="12.298" calcext:value-type="float">
            <text:p>12.29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00894" calcext:value-type="float">
            <text:p>200894</text:p>
          </table:table-cell>
          <table:table-cell office:value-type="float" office:value="11.468" calcext:value-type="float">
            <text:p>11.4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1153" calcext:value-type="float">
            <text:p>201153</text:p>
          </table:table-cell>
          <table:table-cell office:value-type="float" office:value="9.617" calcext:value-type="float">
            <text:p>9.6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1472" calcext:value-type="float">
            <text:p>201472</text:p>
          </table:table-cell>
          <table:table-cell office:value-type="float" office:value="12.017" calcext:value-type="float">
            <text:p>12.0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1786" calcext:value-type="float">
            <text:p>201786</text:p>
          </table:table-cell>
          <table:table-cell office:value-type="float" office:value="11.581" calcext:value-type="float">
            <text:p>11.581</text:p>
          </table:table-cell>
          <table:table-cell office:value-type="float" office:value="36.01" calcext:value-type="float">
            <text:p>36.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109" calcext:value-type="float">
            <text:p>202109</text:p>
          </table:table-cell>
          <table:table-cell office:value-type="float" office:value="12.207" calcext:value-type="float">
            <text:p>12.20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446" calcext:value-type="float">
            <text:p>202446</text:p>
          </table:table-cell>
          <table:table-cell office:value-type="float" office:value="11.732" calcext:value-type="float">
            <text:p>11.7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2777" calcext:value-type="float">
            <text:p>202777</text:p>
          </table:table-cell>
          <table:table-cell office:value-type="float" office:value="12.311" calcext:value-type="float">
            <text:p>12.3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3110" calcext:value-type="float">
            <text:p>203110</text:p>
          </table:table-cell>
          <table:table-cell office:value-type="float" office:value="11.99" calcext:value-type="float">
            <text:p>11.9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3443" calcext:value-type="float">
            <text:p>203443</text:p>
          </table:table-cell>
          <table:table-cell office:value-type="float" office:value="12.625" calcext:value-type="float">
            <text:p>12.6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03744" calcext:value-type="float">
            <text:p>203744</text:p>
          </table:table-cell>
          <table:table-cell office:value-type="float" office:value="10.67" calcext:value-type="float">
            <text:p>10.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04059" calcext:value-type="float">
            <text:p>204059</text:p>
          </table:table-cell>
          <table:table-cell office:value-type="float" office:value="12.295" calcext:value-type="float">
            <text:p>12.2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4370" calcext:value-type="float">
            <text:p>204370</text:p>
          </table:table-cell>
          <table:table-cell office:value-type="float" office:value="11.149" calcext:value-type="float">
            <text:p>11.1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4682" calcext:value-type="float">
            <text:p>204682</text:p>
          </table:table-cell>
          <table:table-cell office:value-type="float" office:value="12.124" calcext:value-type="float">
            <text:p>12.1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4981" calcext:value-type="float">
            <text:p>204981</text:p>
          </table:table-cell>
          <table:table-cell office:value-type="float" office:value="11.727" calcext:value-type="float">
            <text:p>11.7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5266" calcext:value-type="float">
            <text:p>205266</text:p>
          </table:table-cell>
          <table:table-cell office:value-type="float" office:value="10.974" calcext:value-type="float">
            <text:p>10.9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5541" calcext:value-type="float">
            <text:p>205541</text:p>
          </table:table-cell>
          <table:table-cell office:value-type="float" office:value="11.117" calcext:value-type="float">
            <text:p>11.117</text:p>
          </table:table-cell>
          <table:table-cell office:value-type="float" office:value="35.01" calcext:value-type="float">
            <text:p>35.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5830" calcext:value-type="float">
            <text:p>205830</text:p>
          </table:table-cell>
          <table:table-cell office:value-type="float" office:value="11.854" calcext:value-type="float">
            <text:p>11.8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6152" calcext:value-type="float">
            <text:p>206152</text:p>
          </table:table-cell>
          <table:table-cell office:value-type="float" office:value="12.865" calcext:value-type="float">
            <text:p>12.8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06430" calcext:value-type="float">
            <text:p>206430</text:p>
          </table:table-cell>
          <table:table-cell office:value-type="float" office:value="10.293" calcext:value-type="float">
            <text:p>10.2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6746" calcext:value-type="float">
            <text:p>206746</text:p>
          </table:table-cell>
          <table:table-cell office:value-type="float" office:value="12.342" calcext:value-type="float">
            <text:p>12.342</text:p>
          </table:table-cell>
          <table:table-cell office:value-type="float" office:value="38.02" calcext:value-type="float">
            <text:p>38.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7042" calcext:value-type="float">
            <text:p>207042</text:p>
          </table:table-cell>
          <table:table-cell office:value-type="float" office:value="12.42" calcext:value-type="float">
            <text:p>12.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7379" calcext:value-type="float">
            <text:p>207379</text:p>
          </table:table-cell>
          <table:table-cell office:value-type="float" office:value="12.85" calcext:value-type="float">
            <text:p>12.85</text:p>
          </table:table-cell>
          <table:table-cell office:value-type="float" office:value="42.01" calcext:value-type="float">
            <text:p>42.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7679" calcext:value-type="float">
            <text:p>207679</text:p>
          </table:table-cell>
          <table:table-cell office:value-type="float" office:value="11.623" calcext:value-type="float">
            <text:p>11.6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7964" calcext:value-type="float">
            <text:p>207964</text:p>
          </table:table-cell>
          <table:table-cell office:value-type="float" office:value="11.474" calcext:value-type="float">
            <text:p>11.4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8231" calcext:value-type="float">
            <text:p>208231</text:p>
          </table:table-cell>
          <table:table-cell office:value-type="float" office:value="10.709" calcext:value-type="float">
            <text:p>10.709</text:p>
          </table:table-cell>
          <table:table-cell office:value-type="float" office:value="35.01" calcext:value-type="float">
            <text:p>35.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8563" calcext:value-type="float">
            <text:p>208563</text:p>
          </table:table-cell>
          <table:table-cell office:value-type="float" office:value="11.789" calcext:value-type="float">
            <text:p>11.7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8848" calcext:value-type="float">
            <text:p>208848</text:p>
          </table:table-cell>
          <table:table-cell office:value-type="float" office:value="11.31" calcext:value-type="float">
            <text:p>11.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09127" calcext:value-type="float">
            <text:p>209127</text:p>
          </table:table-cell>
          <table:table-cell office:value-type="float" office:value="11.277" calcext:value-type="float">
            <text:p>11.2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09427" calcext:value-type="float">
            <text:p>209427</text:p>
          </table:table-cell>
          <table:table-cell office:value-type="float" office:value="11.368" calcext:value-type="float">
            <text:p>11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09699" calcext:value-type="float">
            <text:p>209699</text:p>
          </table:table-cell>
          <table:table-cell office:value-type="float" office:value="10.269" calcext:value-type="float">
            <text:p>10.2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0024" calcext:value-type="float">
            <text:p>210024</text:p>
          </table:table-cell>
          <table:table-cell office:value-type="float" office:value="9.872" calcext:value-type="float">
            <text:p>9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10237" calcext:value-type="float">
            <text:p>210237</text:p>
          </table:table-cell>
          <table:table-cell office:value-type="float" office:value="10.898" calcext:value-type="float">
            <text:p>10.8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0502" calcext:value-type="float">
            <text:p>210502</text:p>
          </table:table-cell>
          <table:table-cell office:value-type="float" office:value="10.691" calcext:value-type="float">
            <text:p>10.6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0774" calcext:value-type="float">
            <text:p>210774</text:p>
          </table:table-cell>
          <table:table-cell office:value-type="float" office:value="10.531" calcext:value-type="float">
            <text:p>10.5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1038" calcext:value-type="float">
            <text:p>211038</text:p>
          </table:table-cell>
          <table:table-cell office:value-type="float" office:value="10.154" calcext:value-type="float">
            <text:p>10.1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1310" calcext:value-type="float">
            <text:p>211310</text:p>
          </table:table-cell>
          <table:table-cell office:value-type="float" office:value="10.453" calcext:value-type="float">
            <text:p>10.4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1571" calcext:value-type="float">
            <text:p>211571</text:p>
          </table:table-cell>
          <table:table-cell office:value-type="float" office:value="10.452" calcext:value-type="float">
            <text:p>10.4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11834" calcext:value-type="float">
            <text:p>211834</text:p>
          </table:table-cell>
          <table:table-cell office:value-type="float" office:value="10.588" calcext:value-type="float">
            <text:p>10.5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12097" calcext:value-type="float">
            <text:p>212097</text:p>
          </table:table-cell>
          <table:table-cell office:value-type="float" office:value="10.354" calcext:value-type="float">
            <text:p>10.354</text:p>
          </table:table-cell>
          <table:table-cell office:value-type="float" office:value="29.5" calcext:value-type="float">
            <text:p>29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1">00/00/0000</text:date>, <text:time style:data-style-name="N2" text:time-value="09:39:54.228380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5:17:19.155023152</meta:creation-date>
    <dc:date>2018-01-01T11:11:17.548546872</dc:date>
    <meta:editing-duration>PT18M16S</meta:editing-duration>
    <meta:editing-cycles>3</meta:editing-cycles>
    <meta:generator>LibreOffice/5.4.2.2$Linux_X86_64 LibreOffice_project/40m0$Build-2</meta:generator>
    <meta:document-statistic meta:table-count="1" meta:cell-count="1572" meta:object-count="0"/>
  </office:meta>
</office:document-meta>
</file>